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officeooo:rsid="0007ec9d" officeooo:paragraph-rsid="0007ec9d"/>
    </style:style>
    <style:style style:name="P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92fa9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a5f4b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ba6eb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a5f4b" officeooo:paragraph-rsid="000a5f4b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ba6eb" officeooo:paragraph-rsid="000ba6eb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officeooo:rsid="000881a4" officeooo:paragraph-rsid="000881a4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Calibri" officeooo:rsid="000881a4" officeooo:paragraph-rsid="000881a4"/>
    </style:style>
    <style:style style:name="P9" style:family="paragraph" style:parent-style-name="Standard">
      <style:paragraph-properties fo:text-align="center" style:justify-single-word="false"/>
      <style:text-properties fo:color="#ff4000" loext:opacity="100%" style:font-name="Calibri" officeooo:rsid="0007ec9d" officeooo:paragraph-rsid="0007ec9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officeooo:rsid="000881a4" officeooo:paragraph-rsid="000881a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libri"/>
    </style:style>
    <style:style style:name="T3" style:family="text">
      <style:text-properties fo:color="#000000" loext:opacity="100%" style:font-name="Calibri" officeooo:rsid="000881a4"/>
    </style:style>
    <style:style style:name="T4" style:family="text">
      <style:text-properties fo:color="#000000" loext:opacity="100%" officeooo:rsid="000881a4"/>
    </style:style>
    <style:style style:name="T5" style:family="text">
      <style:text-properties officeooo:rsid="00092fa9"/>
    </style:style>
    <style:style style:name="T6" style:family="text">
      <style:text-properties officeooo:rsid="001e39d1"/>
    </style:style>
    <style:style style:name="T7" style:family="text">
      <style:text-properties officeooo:rsid="000a5f4b"/>
    </style:style>
    <style:style style:name="T8" style:family="text">
      <style:text-properties officeooo:rsid="001f5ec8"/>
    </style:style>
    <style:style style:name="T9" style:family="text">
      <style:text-properties style:font-name="Calibri"/>
    </style:style>
    <style:style style:name="T10" style:family="text">
      <style:text-properties style:font-name="Calibri" officeooo:rsid="00092fa9"/>
    </style:style>
    <style:style style:name="T11" style:family="text">
      <style:text-properties style:font-name="Calibri" officeooo:rsid="000a5f4b"/>
    </style:style>
    <style:style style:name="T12" style:family="text">
      <style:text-properties style:font-name="Calibri" officeooo:rsid="000ba6eb"/>
    </style:style>
    <style:style style:name="T13" style:family="text">
      <style:text-properties style:font-name="Calibri" officeooo:rsid="000d9d13"/>
    </style:style>
    <style:style style:name="T14" style:family="text">
      <style:text-properties officeooo:rsid="000ba6eb"/>
    </style:style>
    <style:style style:name="T15" style:family="text">
      <style:text-properties officeooo:rsid="000d9d13"/>
    </style:style>
    <style:style style:name="T16" style:family="text">
      <style:text-properties officeooo:rsid="000fff1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VINCOLI DI INTEGRITA’</text:p>
      <text:list xml:id="list1131567003" text:style-name="L1">
        <text:list-item>
          <text:p text:style-name="P8">User<text:span text:style-name="T16">s</text:span>:</text:p>
          <text:list>
            <text:list-item>
              <text:p text:style-name="P10"><text:span text:style-name="T4">I</text:span><text:span text:style-name="T1">D-U integer autoincrement not null zerofill</text:span></text:p>
            </text:list-item>
            <text:list-item>
              <text:p text:style-name="P8">Mail UNIQUE not null</text:p>
            </text:list-item>
            <text:list-item>
              <text:p text:style-name="P8">Telephone UNIQUE <text:span text:style-name="T5">string</text:span></text:p>
            </text:list-item>
            <text:list-item>
              <text:p text:style-name="P8">Password not null</text:p>
            </text:list-item>
          </text:list>
        </text:list-item>
        <text:list-item>
          <text:p text:style-name="P8">Privates:</text:p>
          <text:list>
            <text:list-item>
              <text:p text:style-name="P8">NameP not null</text:p>
            </text:list-item>
            <text:list-item>
              <text:p text:style-name="P8">SurnameP not null</text:p>
            </text:list-item>
            <text:list-item>
              <text:p text:style-name="P8">AccountingAdressP UNIQUE not null</text:p>
            </text:list-item>
          </text:list>
        </text:list-item>
        <text:list-item>
          <text:p text:style-name="P8">Entersprises:</text:p>
          <text:list>
            <text:list-item>
              <text:p text:style-name="P2">VAT <text:span text:style-name="T5">UNIQUE not null</text:span></text:p>
            </text:list-item>
            <text:list-item>
              <text:p text:style-name="P2">CompanyName <text:span text:style-name="T5">UNIQUE not null</text:span></text:p>
            </text:list-item>
            <text:list-item>
              <text:p text:style-name="P2">AccountingAddressE <text:span text:style-name="T5">UNIQUE not null</text:span></text:p>
            </text:list-item>
          </text:list>
        </text:list-item>
        <text:list-item>
          <text:p text:style-name="P2">Boxes:</text:p>
          <text:list>
            <text:list-item>
              <text:p text:style-name="P2">Size <text:span text:style-name="T5">UNSIGNED int not null</text:span></text:p>
            </text:list-item>
          </text:list>
        </text:list-item>
        <text:list-item>
          <text:p text:style-name="P2">Wagons:</text:p>
          <text:list>
            <text:list-item>
              <text:p text:style-name="P2">CapacityW <text:span text:style-name="T5">UNSIGNED int not null</text:span></text:p>
            </text:list-item>
            <text:list-item>
              <text:p text:style-name="P3"><text:span text:style-name="T6">SerianNumberW </text:span></text:p>
            </text:list-item>
          </text:list>
        </text:list-item>
        <text:list-item>
          <text:p text:style-name="P5">Trains:</text:p>
          <text:list>
            <text:list-item>
              <text:p text:style-name="P3">Limit <text:span text:style-name="T5">UNSIGNED int not null</text:span></text:p>
            </text:list-item>
            <text:list-item>
              <text:p text:style-name="P3">DataTimeDeparture <text:span text:style-name="T7">DataTime</text:span><text:span text:style-name="T5"> not null</text:span></text:p>
            </text:list-item>
            <text:list-item>
              <text:p text:style-name="P3"><text:span text:style-name="T6">SerianNumber</text:span><text:span text:style-name="T8">T</text:span></text:p>
            </text:list-item>
          </text:list>
        </text:list-item>
        <text:list-item>
          <text:p text:style-name="P5">Hubs:</text:p>
          <text:list>
            <text:list-item>
              <text:p text:style-name="P3">NameH <text:span text:style-name="T7">UNIQUE not null</text:span></text:p>
            </text:list-item>
            <text:list-item>
              <text:p text:style-name="P3">CapacityH <text:span text:style-name="T5">UNSIGNED int not null</text:span></text:p>
            </text:list-item>
          </text:list>
        </text:list-item>
        <text:list-item>
          <text:p text:style-name="P4"><text:span text:style-name="T5">Passes_by:</text:span></text:p>
          <text:list>
            <text:list-item>
              <text:p text:style-name="P4"><text:span text:style-name="T5">PassageNumber </text:span><text:span text:style-name="T14">Unsigned int not null</text:span></text:p>
            </text:list-item>
          </text:list>
        </text:list-item>
        <text:list-item>
          <text:p text:style-name="P4"><text:span text:style-name="T14">Has:</text:span></text:p>
          <text:list>
            <text:list-item>
              <text:p text:style-name="P4"><text:span text:style-name="T14">Entra Unsigned int not null</text:span></text:p>
            </text:list-item>
            <text:list-item>
              <text:p text:style-name="P4"><text:span text:style-name="T14">Esce Unsigned int not null</text:span></text:p>
            </text:list-item>
            <text:list-item>
              <text:p text:style-name="P6"><text:span text:style-name="T14">E</text:span>ntra &lt;<text:span text:style-name="T15">=</text:span> Esce</text:p>
            </text:list-item>
          </text:list>
        </text:list-item>
      </text:list>
      <text:p text:style-name="P7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17:08:34.387000000</dc:date>
    <meta:editing-duration>PT35M25S</meta:editing-duration>
    <meta:editing-cycles>8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2" meta:word-count="129" meta:character-count="666" meta:non-whitespace-character-count="599"/>
  </office:meta>
</office:document-meta>
</file>